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uselage</text:p>
          </table:table-cell>
          <table:table-cell/>
          <table:table-cell office:value-type="string" calcext:value-type="string">
            <text:p>Wing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51" calcext:value-type="float">
            <text:p>0.5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table:formula="of:=PI()/4 *([.B5]^4 -[.B6]^4)" office:value-type="float" office:value="0.00404637919180529" calcext:value-type="float">
            <text:p>0.004046379191805</text:p>
          </table:table-cell>
          <table:table-cell table:formula="of:=PI()/4 *([.C5]^4 -[.C6]^4)" office:value-type="float" office:value="0.0000364503287632756" calcext:value-type="float">
            <text:p>3.64503287632756E-05</text:p>
          </table:table-cell>
        </table:table-row>
        <table:table-row table:style-name="ro1">
          <table:table-cell office:value-type="string" calcext:value-type="string">
            <text:p>Iy</text:p>
          </table:table-cell>
          <table:table-cell table:formula="of:=PI()/4 *([.B5]^4 -[.B6]^4)" office:value-type="float" office:value="0.00404637919180529" calcext:value-type="float">
            <text:p>0.004046379191805</text:p>
          </table:table-cell>
          <table:table-cell table:formula="of:=PI()/4 *([.C5]^4 -[.C6]^4)" office:value-type="float" office:value="0.0000364503287632756" calcext:value-type="float">
            <text:p>3.64503287632756E-05</text:p>
          </table:table-cell>
        </table:table-row>
        <table:table-row table:style-name="ro1">
          <table:table-cell office:value-type="string" calcext:value-type="string">
            <text:p>Iz</text:p>
          </table:table-cell>
          <table:table-cell table:formula="of:=PI()/2 *([.B5]^4 -[.B6]^4)" office:value-type="float" office:value="0.00809275838361057" calcext:value-type="float">
            <text:p>0.008092758383611</text:p>
          </table:table-cell>
          <table:table-cell table:formula="of:=PI()/2 *([.C5]^4 -[.C6]^4)" office:value-type="float" office:value="0.0000729006575265511" calcext:value-type="float">
            <text:p>7.29006575265511E-05</text:p>
          </table:table-cell>
        </table:table-row>
        <table:table-row table:style-name="ro1">
          <table:table-cell office:value-type="string" calcext:value-type="string">
            <text:p>Aire</text:p>
          </table:table-cell>
          <table:table-cell table:formula="of:=(PI()*[.B5]^2)-(PI()*[.B6]^2)" office:value-type="float" office:value="0.0317300858012569" calcext:value-type="float">
            <text:p>0.031730085801257</text:p>
          </table:table-cell>
          <table:table-cell table:formula="of:=(PI()*[.C5]^2)-(PI()*[.C6]^2)" office:value-type="float" office:value="0.00659734457253856" calcext:value-type="float">
            <text:p>0.006597344572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4:16:09.649967811</meta:creation-date>
    <dc:date>2020-08-05T16:21:58.209634611</dc:date>
    <meta:editing-duration>PT1H55M38S</meta:editing-duration>
    <meta:editing-cycles>1</meta:editing-cycles>
    <meta:document-statistic meta:table-count="1" meta:cell-count="20" meta:object-count="0"/>
    <meta:generator>LibreOffice/6.0.6.1$Linux_X86_64 LibreOffice_project/00$Build-1</meta:generator>
  </office:meta>
</office:document-meta>
</file>